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writing-mode="lr-tb" fo:margin-top="0.0694in" fo:margin-bottom="0.0694in" fo:line-height="1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 style:parent-style-name="Normal" style:family="paragraph">
      <style:paragraph-properties style:writing-mode="lr-tb" fo:margin-top="0.0694in" fo:margin-bottom="0.0694in" fo:line-height="100%"/>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 style:parent-style-name="Normal" style:family="paragraph">
      <style:paragraph-properties style:writing-mode="lr-tb" fo:margin-bottom="0in" fo:line-height="100%"/>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style:writing-mode="lr-tb" fo:margin-top="0.0694in" fo:margin-bottom="0.0694in" fo:line-height="100%"/>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0"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style:writing-mode="lr-tb" fo:margin-top="0.0694in" fo:margin-bottom="0.0694in" fo:line-height="100%"/>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4" style:parent-style-name="Normal" style:list-style-name="LFO1" style:family="paragraph">
      <style:paragraph-properties style:writing-mode="lr-tb" fo:margin-top="0.0694in" fo:margin-bottom="0.0694in" fo:line-height="1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P20" style:parent-style-name="Normal" style:list-style-name="LFO1" style:family="paragraph">
      <style:paragraph-properties style:writing-mode="lr-tb" fo:margin-top="0.0694in" fo:margin-bottom="0.0694in" fo:line-height="100%"/>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Normal" style:list-style-name="LFO1" style:family="paragraph">
      <style:paragraph-properties style:writing-mode="lr-tb" fo:margin-top="0.0694in" fo:margin-bottom="0.0694in" fo:line-height="100%"/>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T32" style:parent-style-name="DefaultParagraphFont" style:family="text">
      <style:text-properties fo:font-weight="bold" style:font-weight-asian="bold" style:font-weight-complex="bold"/>
    </style:style>
    <style:style style:name="P33"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34"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35"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36" style:parent-style-name="Normal" style:family="paragraph">
      <style:paragraph-properties style:writing-mode="lr-tb" fo:margin-bottom="0in" fo:line-height="100%"/>
      <style:text-properties fo:hyphenate="true"/>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P38" style:parent-style-name="Normal" style:family="paragraph">
      <style:paragraph-properties style:writing-mode="lr-tb" fo:margin-top="0.0694in" fo:margin-bottom="0.0694in" fo:line-height="100%"/>
      <style:text-properties fo:hyphenate="true"/>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0"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41"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42"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43"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44"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45" style:parent-style-name="Normal" style:family="paragraph">
      <style:paragraph-properties style:writing-mode="lr-tb" fo:margin-bottom="0in" fo:line-height="100%"/>
      <style:text-properties fo:hyphenate="true"/>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style>
    <style:style style:name="P47" style:parent-style-name="Normal" style:family="paragraph">
      <style:paragraph-properties style:writing-mode="lr-tb" fo:margin-top="0.0694in" fo:margin-bottom="0.0694in" fo:line-height="100%"/>
      <style:text-properties fo:hyphenate="true"/>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9" style:parent-style-name="Normal" style:list-style-name="LFO2" style:family="paragraph">
      <style:paragraph-properties style:writing-mode="lr-tb" fo:margin-top="0.0694in" fo:margin-bottom="0.0694in" fo:line-height="100%"/>
      <style:text-properties fo:hyphenate="true"/>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1"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52" style:parent-style-name="Normal" style:list-style-name="LFO3"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53" style:parent-style-name="Normal" style:list-style-name="LFO3"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54" style:parent-style-name="Normal" style:list-style-name="LFO3"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55" style:parent-style-name="Normal" style:list-style-name="LFO3"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56" style:parent-style-name="Normal" style:list-style-name="LFO3"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57"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58"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P59" style:parent-style-name="Normal" style:family="paragraph">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According to the Wind Atlas of Syria, there are many areas where viable wind speeds are available, ranging from 5 m/s to 15 m/s. These speeds are suitable for electricity generation using wind energy.</text:span></text:p>
      <text:p text:style-name="P3"><text:span text:style-name="T4">After investigating some<text:s/></text:span><text:span text:style-name="T5">suggested locations, the Al-Heijaneh area in southern Syria was selected. It was chosen during a recent energy conference for the design of a 100 MW wind farm.</text:span></text:p>
      <text:p text:style-name="P6"><text:span text:style-name="T7"><draw:custom-shape svg:x="0in" svg:y="0in" svg:width="45.51042in" svg:height="0.00139in" draw:id="id0" draw:style-name="a0" draw:name="Horizontal Line 1" text:anchor-type="as-char"><svg:title/><svg:desc/><draw:enhanced-geometry draw:type="non-primitive" svg:viewBox="0 0 21600 21600" draw:enhanced-path="M 0 0 L 21600 0 21600 21600 0 21600 Z N"/></draw:custom-shape></text:span></text:p>
      <text:p text:style-name="P8"><text:span text:style-name="T9">3-3 Site Description:</text:span></text:p>
      <text:p text:style-name="P10">The village of Ghabagheb is located along the old road connecting Damascus and Daraa, about 35 km from the city of Damascus. The town of Ghabagheb is located between two hills, at an elevation of 685 meters above sea level.</text:p>
      <text:p text:style-name="P11">The site lies on a ridge about 100 meters above the surrounding terrain. The ridge extends approximately<text:s/>4 to 5 km from north to south, east of Ghabagheb city. The met mast (measurement tower) is placed on the mountain peak at an elevation of approximately 760 meters.</text:p>
      <text:p text:style-name="P12"><text:span text:style-name="T13">Location of the met mast:</text:span></text:p>
      <text:list text:style-name="LFO1" text:continue-numbering="true">
        <text:list-item>
          <text:p text:style-name="P14"><text:span text:style-name="T15">Geographic coordinates:</text:span><text:span text:style-name="T16"><text:line-break/></text:span><text:span text:style-name="T17">E 36° 15.801</text:span><text:span text:style-name="T18"> </text:span><text:span text:style-name="T19">N 33° 12.30</text:span></text:p>
        </text:list-item>
        <text:list-item>
          <text:p text:style-name="P20"><text:span text:style-name="T21">UTM coordinates:</text:span><text:span text:style-name="T22"><text:line-break/></text:span><text:span text:style-name="T23">E 244907</text:span><text:span text:style-name="T24"> </text:span><text:span text:style-name="T25">N 3677352</text:span></text:p>
        </text:list-item>
        <text:list-item>
          <text:p text:style-name="P26"><text:span text:style-name="T27">Local coordinate system:</text:span><text:span text:style-name="T28"><text:line-break/></text:span><text:span text:style-name="T29">E 364390</text:span><text:span text:style-name="T30"> </text:span><text:span text:style-name="T31">N 3676312</text:span></text:p>
        </text:list-item>
      </text:list>
      <text:p text:style-name="NormalWeb"><text:line-break/><text:span text:style-name="T32">The maximum elevation along the ridge ranges from 750 m to 800 m. The slopes to the east are slightly steeper than those to the west (which is the main wind direction).</text:span></text:p>
      <text:p text:style-name="P33">The cultivated area reaches up to about half the height of the mountain range. At the summit, the soil is hard, rocky, and completely free of vegetation cover. The met mast location is entirely free of major obstacles that could significantly affect measurements, such as buildings or trees.</text:p>
      <text:p text:style-name="P34">The area appears unused and is considered government land, but the exact boundaries of the available land are unknown. The entire mountain range (in the north-south direction) could potentially be used for constructing a wind farm. Therefore, it is necessary to confirm land availability and conduct a detailed feasibility study.</text:p>
      <text:p text:style-name="P35">The top of the ridge is flat, which allows for road construction or turbine installation with minimal civil works.</text:p>
      <text:p text:style-name="P36"><text:span text:style-name="T37"><draw:custom-shape svg:x="0in" svg:y="0in" svg:width="45.51042in" svg:height="0.00139in" draw:z-index="0" draw:id="id1" draw:style-name="a1" draw:name="Horizontal Line 1" text:anchor-type="as-char"><svg:title/><svg:desc/><draw:enhanced-geometry draw:type="non-primitive" svg:viewBox="0 0 21600 21600" draw:enhanced-path="M 0 0 L 21600 0 21600 21600 0 21600 Z N"/></draw:custom-shape></text:span></text:p>
      <text:p text:style-name="P38"><text:span text:style-name="T39">3-4 Site Infrastructure:</text:span></text:p>
      <text:p text:style-name="P40">The site can be accessed via a secondary road from the city of Ghabagheb, which connects to the main highway from Damascus to Sweida that runs east of the hills.</text:p>
      <text:soft-page-break/>
      <text:p text:style-name="P41">Access via the highway is considered easier because the roads inside Ghabagheb are relatively narrow.</text:p>
      <text:p text:style-name="P42">It may be necessary to reinforce this road and widen some curves to accommodate the transportation of heavy equipment.</text:p>
      <text:p text:style-name="P43">The road should have a width of 4.5 meters, including expansions, and slopes should not exceed 8%.</text:p>
      <text:p text:style-name="P44">All other site conditions that may impact the project (such as environmental impact, land use, protected areas, or radio interference) are subject to detailed feasibility investigation.</text:p>
      <text:p text:style-name="P45"><text:span text:style-name="T46"><draw:custom-shape svg:x="0in" svg:y="0in" svg:width="45.51042in" svg:height="0.00139in" draw:z-index="0" draw:id="id2" draw:style-name="a2" draw:name="Horizontal Line 2" text:anchor-type="as-char"><svg:title/><svg:desc/><draw:enhanced-geometry draw:type="non-primitive" svg:viewBox="0 0 21600 21600" draw:enhanced-path="M 0 0 L 21600 0 21600 21600 0 21600 Z N"/></draw:custom-shape></text:span></text:p>
      <text:p text:style-name="P47"><text:span text:style-name="T48">Statistical Analysis of Measurement Data:</text:span></text:p>
      <text:list text:style-name="LFO2" text:continue-numbering="true">
        <text:list-item>
          <text:p text:style-name="P49"><text:span text:style-name="T50">Data Recovery:</text:span></text:p>
        </text:list-item>
      </text:list>
      <text:p text:style-name="P51">The met mast was installed on October 25, 2004, and is equipped with the following sensors:</text:p>
      <text:list text:style-name="LFO3" text:continue-numbering="true">
        <text:list-item>
          <text:p text:style-name="P52">Anemometer at 40 m height</text:p>
        </text:list-item>
        <text:list-item>
          <text:p text:style-name="P53">Anemometer at 10 m height</text:p>
        </text:list-item>
        <text:list-item>
          <text:p text:style-name="P54">Wind vane at 40 m height</text:p>
        </text:list-item>
        <text:list-item>
          <text:p text:style-name="P55">Temperature sensor</text:p>
        </text:list-item>
        <text:list-item>
          <text:p text:style-name="P56">Pressure sensor</text:p>
        </text:list-item>
      </text:list>
      <text:p text:style-name="P57">Data is recorded at 10-minute intervals as average values (for all variables), along with maximum instantaneous values and standard deviation (for wind speed) within the recording interval.</text:p>
      <text:p text:style-name="P58">The available data series spans from October 25 to February 24, 2004, and then from May 8, 2005, to May 27, 2006.</text:p>
      <text:p text:style-name="P59">During the second mentioned period, the data recovery rate was 100%. For data evaluation and predicted energy yield, the period from May 8, 2005, to May 8, 2006, is considered a complete measurement yea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style:writing-mode="rl-tb"/>
      <style:text-properties fo:hyphenate="false"/>
    </style:style>
    <style:style style:name="DefaultParagraphFont" style:display-name="Default Paragraph Font" style:family="text"/>
    <style:style style:name="NormalWeb" style:display-name="Normal (Web)" style:family="paragraph" style:parent-style-name="Normal">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rl-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had Albaali</meta:initial-creator>
    <dc:creator>Jehad Albaali</dc:creator>
    <meta:creation-date>2025-07-17T13:55:00Z</meta:creation-date>
    <dc:date>2025-07-17T13:55:00Z</dc:date>
    <meta:template xlink:href="Normal" xlink:type="simple"/>
    <meta:editing-cycles>2</meta:editing-cycles>
    <meta:editing-duration>PT0S</meta:editing-duration>
    <meta:document-statistic meta:page-count="2" meta:paragraph-count="6" meta:word-count="512" meta:character-count="3427" meta:row-count="24" meta:non-whitespace-character-count="2921"/>
  </office:meta>
</office:document-meta>
</file>